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pyexcel_sheet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uméro d'Opération</text:p>
          </table:table-cell>
          <table:table-cell office:value-type="string">
            <text:p>Date d'exécution</text:p>
          </table:table-cell>
          <table:table-cell office:value-type="string">
            <text:p>Dossiers traités</text:p>
          </table:table-cell>
        </table:table-row>
        <table:table-row>
          <table:table-cell office:value-type="float" office:value="617383">
            <text:p>617383</text:p>
          </table:table-cell>
          <table:table-cell office:value-type="float" office:value="203269">
            <text:p>203269</text:p>
          </table:table-cell>
          <table:table-cell office:value-type="float" office:value="143">
            <text:p>143</text:p>
          </table:table-cell>
          <table:table-cell office:value-type="string">
            <text:p>2022-12-19</text:p>
          </table:table-cell>
          <table:table-cell office:value-type="string">
            <text:p>A25B220123456789</text:p>
          </table:table-cell>
          <table:table-cell office:value-type="string">
            <text:p>AAC748</text:p>
          </table:table-cell>
          <table:table-cell office:value-type="string">
            <text:p>2023-03-08 14:10:20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9">
            <text:p>203269</text:p>
          </table:table-cell>
          <table:table-cell office:value-type="float" office:value="23">
            <text:p>23</text:p>
          </table:table-cell>
          <table:table-cell office:value-type="string">
            <text:p>2022-12-19</text:p>
          </table:table-cell>
          <table:table-cell office:value-type="string">
            <text:p>A25C2201234567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🔒</text:p>
          </table:table-cell>
        </table:table-row>
        <table:table-row>
          <table:table-cell office:value-type="float" office:value="617383">
            <text:p>617383</text:p>
          </table:table-cell>
          <table:table-cell office:value-type="float" office:value="203269">
            <text:p>203269</text:p>
          </table:table-cell>
          <table:table-cell office:value-type="float" office:value="143">
            <text:p>143</text:p>
          </table:table-cell>
          <table:table-cell office:value-type="string">
            <text:p>2022-12-19</text:p>
          </table:table-cell>
          <table:table-cell office:value-type="string">
            <text:p>A25D220123456789</text:p>
          </table:table-cell>
          <table:table-cell office:value-type="string">
            <text:p>AAC749</text:p>
          </table:table-cell>
          <table:table-cell office:value-type="string">
            <text:p>2023-03-08 14:12:19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4">
            <text:p>617384</text:p>
          </table:table-cell>
          <table:table-cell office:value-type="float" office:value="203269">
            <text:p>203269</text:p>
          </table:table-cell>
          <table:table-cell office:value-type="float" office:value="7">
            <text:p>7</text:p>
          </table:table-cell>
          <table:table-cell office:value-type="string">
            <text:p>2022-12-19</text:p>
          </table:table-cell>
          <table:table-cell office:value-type="string">
            <text:p>A25E220123456789</text:p>
          </table:table-cell>
          <table:table-cell office:value-type="string">
            <text:p>AAC750</text:p>
          </table:table-cell>
          <table:table-cell office:value-type="string">
            <text:p>2023-03-08 14:13:56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4">
            <text:p>617384</text:p>
          </table:table-cell>
          <table:table-cell office:value-type="float" office:value="203269">
            <text:p>203269</text:p>
          </table:table-cell>
          <table:table-cell office:value-type="float" office:value="45">
            <text:p>45</text:p>
          </table:table-cell>
          <table:table-cell office:value-type="string">
            <text:p>2022-12-19</text:p>
          </table:table-cell>
          <table:table-cell office:value-type="string">
            <text:p>A25F220123456789</text:p>
          </table:table-cell>
          <table:table-cell office:value-type="string">
            <text:p>AAC751</text:p>
          </table:table-cell>
          <table:table-cell office:value-type="string">
            <text:p>2023-03-08 14:15:34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5">
            <text:p>617385</text:p>
          </table:table-cell>
          <table:table-cell office:value-type="float" office:value="203269">
            <text:p>203269</text:p>
          </table:table-cell>
          <table:table-cell office:value-type="float" office:value="123">
            <text:p>123</text:p>
          </table:table-cell>
          <table:table-cell office:value-type="string">
            <text:p>2022-12-19</text:p>
          </table:table-cell>
          <table:table-cell office:value-type="string">
            <text:p>A25G220123456789</text:p>
          </table:table-cell>
          <table:table-cell office:value-type="string">
            <text:p>AAC752</text:p>
          </table:table-cell>
          <table:table-cell office:value-type="string">
            <text:p>2023-03-08 14:17:12</text:p>
          </table:table-cell>
          <table:table-cell office:value-type="string">
            <text:p>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